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text-properties fo:font-size="8pt" style:font-size-asian="8pt" style:font-size-complex="8pt"/>
    </style:style>
    <style:style style:name="P2" style:family="paragraph" style:parent-style-name="Preformatted_20_Text">
      <style:text-properties fo:font-size="8pt" style:font-size-asian="8pt" style:font-size-complex="8pt"/>
    </style:style>
    <style:style style:name="T1" style:family="text">
      <style:text-properties fo:background-color="#ffff00"/>
    </style:style>
    <style:style style:name="T2" style:family="text">
      <style:text-properties fo:background-color="#ffdd00"/>
    </style:style>
    <style:style style:name="T3" style:family="text">
      <style:text-properties fo:background-color="#ffff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049:B000 | 35 00 47 41 <text:s/>52 4D 49 4E <text:s/>20 47 4D 50 <text:s/>01 00 DA 07 | 5.GARMIN GMP..Ú.</text:p>
      <text:p text:style-name="P1">0049:B010 | 0B 0F 0C 08 <text:s/>3A 00 00 00 <text:s/>00 E8 00 00 <text:s/>00 F6 01 00 | ....:....è...ö..</text:p>
      <text:p text:style-name="P1">0049:B020 | 00 85 02 00 <text:s/>00 00 00 00 <text:s/>00 00 00 00 <text:s/>00 95 04 00 | ................</text:p>
      <text:p text:style-name="P1">0049:B030 | 00 00 00 00 <text:s/>00 <text:s text:c="35"/>| .....</text:p>
      <text:p text:style-name="P1"/>
      <text:p text:style-name="P1"><text:s text:c="28"/>43 6F 70 <text:s/>79 72 69 67 <text:s/>68 74 20 47 | <text:s text:c="5"/>Copyright G</text:p>
      <text:p text:style-name="P1">0049:B040 | 61 72 6D 69 <text:s/>6E 20 4C 74 <text:s/>64 2E 20 6F <text:s/>72 20 69 74 | armin Ltd. or it</text:p>
      <text:p text:style-name="P1">0049:B050 | 73 20 73 75 <text:s/>62 73 69 64 <text:s/>69 61 72 69 <text:s/>65 73 2E 20 | s subsidiaries. </text:p>
      <text:p text:style-name="P1">0049:B060 | 20 41 6C 6C <text:s/>20 72 69 67 <text:s/>68 74 73 20 <text:s/>72 65 73 65 | <text:s/>All rights rese</text:p>
      <text:p text:style-name="P1">0049:B070 | 72 76 65 64 <text:s/>2E 00 43 6F <text:s/>70 79 69 6E <text:s/>67 20 69 73 | rved..Copying is</text:p>
      <text:p text:style-name="P1">0049:B080 | 20 65 78 70 <text:s/>72 65 73 73 <text:s/>6C 79 20 70 <text:s/>72 6F 68 69 | <text:s/>expressly prohi</text:p>
      <text:p text:style-name="P1">0049:B090 | 62 69 74 65 <text:s/>64 20 61 6E <text:s/>64 20 6D 61 <text:s/>79 20 72 65 | bited and may re</text:p>
      <text:p text:style-name="P1">0049:B0A0 | 73 75 6C 74 <text:s/>20 69 6E 20 <text:s/>63 72 69 6D <text:s/>69 6E 61 6C | sult in criminal</text:p>
      <text:p text:style-name="P1">0049:B0B0 | 20 63 68 61 <text:s/>72 67 65 73 <text:s/>20 61 6E 64 <text:s/>2F 6F 72 20 | <text:s/>charges and/or </text:p>
      <text:p text:style-name="P1">0049:B0C0 | 63 69 76 69 <text:s/>6C 20 61 63 <text:s/>74 69 6F 6E <text:s/>20 62 65 69 | civil action bei</text:p>
      <text:p text:style-name="P1">0049:B0D0 | 6E 67 20 62 <text:s/>72 6F 75 67 <text:s/>68 74 20 61 <text:s/>67 61 69 6E | ng brought again</text:p>
      <text:p text:style-name="P1">0049:B0E0 | 73 74 20 79 <text:s/>6F 75 2E 00 <text:s text:c="26"/>| st you..</text:p>
      <text:p text:style-name="P1"/>
      <text:p text:style-name="P1"><text:s text:c="38"/>D3 00 47 41 <text:s/>52 4D 49 4E | <text:s text:c="8"/>Ó.GARMIN</text:p>
      <text:p text:style-name="P1">0049:B0F0 | 20 54 52 45 <text:s/>01 00 DA 07 <text:s/>0B 0F 0C 08 <text:s/>3A DA 3B 1C | <text:s/>TRE..Ú.....:Ú;.</text:p>
      <text:p text:style-name="P1">0049:B100 | AA D6 01 CA <text:s/>2D 1C BA BF <text:s/>01 2A 05 00 <text:s/>00 14 00 00 | ªÖ.Ê-.º¿.*......</text:p>
      <text:p text:style-name="P1">0049:B110 | 00 CA 04 00 <text:s/>00 60 00 00 <text:s/>00 BE 04 00 <text:s/>00 0C 00 00 | .Ê...`...¾......</text:p>
      <text:p text:style-name="P1">0049:B120 | 00 03 00 00 <text:s/>00 00 00 01 <text:s/>15 00 00 01 <text:s/>08 24 00 01 | .............$..</text:p>
      <text:p text:style-name="P1">0049:B130 | 00 00 3E 05 <text:s/>00 00 00 00 <text:s/>00 00 02 00 <text:s/>00 00 00 00 | ..&gt;.............</text:p>
      <text:p text:style-name="P1">0049:B140 | 3E 05 00 00 <text:s/>00 00 00 00 <text:s/>02 00 00 00 <text:s/>00 00 3E 05 | &gt;.............&gt;.</text:p>
      <text:p text:style-name="P1">0049:B150 | 00 00 00 00 <text:s/>00 00 03 00 <text:s/>00 00 00 00 <text:s/>B9 89 FD 00 | ............¹.ý.</text:p>
      <text:p text:style-name="P1">0049:B160 | 00 00 00 00 <text:s/>44 05 00 00 <text:s/>18 00 00 00 <text:s/>04 00 01 00 | ....D...........</text:p>
      <text:p text:style-name="P1">0049:B170 | 00 00 3E 05 <text:s/>00 00 06 00 <text:s/>00 00 03 00 <text:s/>00 00 02 00 | ..&gt;.............</text:p>
      <text:p text:style-name="P1">0049:B180 | 00 00 22 24 <text:s/>E5 12 1E 24 <text:s/>0F 99 21 24 <text:s/>3C 99 21 24 | .."$å..$..!$&lt;.!$</text:p>
      <text:p text:style-name="P1">0049:B190 | 3C 99 00 00 <text:s/>00 00 47 77 <text:s/>7D 00 05 00 <text:s/>00 00 05 00 | &lt;.....Gw}.......</text:p>
      <text:p text:style-name="P1">0049:B1A0 | 00 00 00 00 <text:s/>5C 05 00 00 <text:s/>00 00 00 00 <text:s/>01 00 00 00 | ....\...........</text:p>
      <text:p text:style-name="P1">0049:B1B0 | 00 00 00 00 <text:s/>00 00 00 44 <text:s/>EE 2A 00 54 <text:s/>72 61 6D 75 | .......Dî*.Tramu</text:p>
      <text:p text:style-name="P1">0049:B1C0 | 6E 74 61 6E <text:s/>61 20 45 2D <text:s/>32 35 00 43 <text:s/>6F 70 79 72 | ntana E-25.Copyr</text:p>
      <text:p text:style-name="P1">0049:B1D0 | 69 67 68 74 <text:s/>20 31 39 39 <text:s/>35 2D 32 30 <text:s/>31 30 20 62 | ight 1995-2010 b</text:p>
      <text:p text:style-name="P1">0049:B1E0 | 79 20 47 41 <text:s/>52 4D 49 4E <text:s/>20 43 6F 72 <text:s/>70 6F 72 61 | y GARMIN Corpora</text:p>
      <text:p text:style-name="P1">0049:B1F0 | 74 69 6F 6E <text:s/>2E 00 7D 00 <text:s/>47 41 52 4D <text:s/>49 4E 20 52 | tion..}.GARMIN R</text:p>
      <text:p text:style-name="P1">0049:B200 | 47 4E 01 00 <text:s/>DA 07 0B 0F <text:s/>0C 08 3A 5C <text:s/>05 00 00 00 | GN..Ú.....:\....</text:p>
      <text:p text:style-name="P1">0049:B210 | 00 00 00 5C <text:s/>05 00 00 66 <text:s/>4A 00 00 02 <text:s/>00 00 00 00 | ...\...fJ.......</text:p>
      <text:p text:style-name="P1">0049:B220 | 00 00 00 FF <text:s/>00 00 20 FD <text:s/>FC 03 00 00 <text:s/>00 00 00 C2 | ...ÿ.. ýü......Â</text:p>
      <text:p text:style-name="P1">0049:B230 | 4F 00 00 00 <text:s/>00 00 00 00 <text:s/>00 00 00 00 <text:s/>00 00 00 3F | O..............?</text:p>
      <text:p text:style-name="P1">0049:B240 | 00 00 20 FD <text:s/>0F 00 00 00 <text:s/>00 00 00 C2 <text:s/>4F 00 00 00 | .. ý.......ÂO...</text:p>
      <text:p text:style-name="P1">0049:B250 | 00 00 00 00 <text:s/>00 00 00 00 <text:s/>00 00 00 FF <text:s/>07 00 20 3F | ...........ÿ.. ?</text:p>
      <text:p text:style-name="P1">0049:B260 | F7 3F 00 00 <text:s/>00 00 00 C2 <text:s/>4F 00 00 FF <text:s/>01 00 00 E3 | ÷?.....ÂO..ÿ...ã</text:p>
      <text:p text:style-name="P1">0049:B270 | 00 00 00 12 <text:s/>00 C2 4F 00 <text:s/>00 00 00 00 <text:s/>00 00 00 00 | .....ÂO.........</text:p>
      <text:p text:style-name="P1">0049:B280 | 00 00 00 00 <text:s/>00 <text:s text:c="35"/>| .....</text:p>
      <text:p text:style-name="P1"/>
      <text:p text:style-name="P1"><text:s text:c="28"/>10 02 47 <text:s/>41 52 4D 49 <text:s/>4E 20 4C 42 | <text:s text:c="5"/>..GARMIN LB</text:p>
      <text:p text:style-name="P1">0049:B290 | 4C 01 00 DA <text:s/>07 0B 0F 0C <text:s/>08 3A D2 51 <text:s/>00 00 C4 11 | L..Ú.....:ÒQ..Ä.</text:p>
      <text:p text:style-name="P1">0049:B2A0 | 00 00 00 09 <text:s/>98 63 00 00 <text:s/>00 00 00 00 <text:s/>00 00 00 00 | .....c..........</text:p>
      <text:p text:style-name="P1">0049:B2B0 | 00 00 98 63 <text:s/>00 00 00 00 <text:s/>00 00 06 00 <text:s/>01 00 00 00 | ...c............</text:p>
      <text:p text:style-name="P1">0049:B2C0 | 98 63 00 00 <text:s/>00 00 00 00 <text:s/>07 00 01 00 <text:s/>00 80 98 63 | .c.............c</text:p>
      <text:p text:style-name="P1">0049:B2D0 | 00 00 00 00 <text:s/>00 00 00 00 <text:s/>00 00 00 00 <text:s/>98 63 00 00 | .............c..</text:p>
      <text:p text:style-name="P1">0049:B2E0 | 00 00 00 00 <text:s/>00 00 00 00 <text:s/>00 8C 65 00 <text:s/>00 00 00 00 | ..........e.....</text:p>
      <text:p text:style-name="P1">0049:B2F0 | 00 00 00 00 <text:s/>00 00 00 98 <text:s/>63 00 00 00 <text:s/>00 00 00 03 | ........c.......</text:p>
      <text:p text:style-name="P1">0049:B300 | 00 00 00 00 <text:s/>00 98 63 00 <text:s/>00 00 00 00 <text:s/>00 06 00 00 | ......c.........</text:p>
      <text:p text:style-name="P1">0049:B310 | 00 00 00 98 <text:s/>63 00 00 00 <text:s/>00 00 00 04 <text:s/>00 02 00 00 | ....c...........</text:p>
      <text:p text:style-name="P1">0049:B320 | 00 8C 65 00 <text:s/>00 00 00 00 <text:s/>00 03 00 00 <text:s/>00 00 00 E4 | ..e............ä</text:p>
      <text:p text:style-name="P1">0049:B330 | 04 07 00 02 <text:s/>80 C1 51 00 <text:s/>00 11 00 00 <text:s/>00 96 63 00 | .....ÁQ.......c.</text:p>
      <text:p text:style-name="P1">0049:B340 | 00 00 00 00 <text:s/>00 00 00 00 <text:s/>00 98 63 00 <text:s/>00 00 00 00 | ..........c.....</text:p>
      <text:p text:style-name="P1">0049:B350 | 00 00 00 00 <text:s/>00 98 63 00 <text:s/>00 00 00 00 <text:s/>00 2E 00 01 | ......c.........</text:p>
      <text:p text:style-name="P1">0049:B360 | 00 00 00 96 <text:s/>63 00 00 02 <text:s/>00 00 00 00 <text:s/>00 00 00 00 | ....c...........</text:p>
      <text:p text:style-name="P1">0049:B370 | 00 98 63 00 <text:s/>00 00 00 00 <text:s/>00 00 00 00 <text:s/>00 00 00 98 | ..c.............</text:p>
      <text:p text:style-name="P1">0049:B380 | 63 00 00 00 <text:s/>00 00 00 00 <text:s/>00 00 00 00 <text:s/>00 98 63 00 | c.............c.</text:p>
      <text:p text:style-name="P1">0049:B390 | 00 00 00 00 <text:s/>00 0C 00 00 <text:s/>00 00 00 96 <text:s/>63 00 00 00 | ............c...</text:p>
      <text:p text:style-name="P1">0049:B3A0 | 00 00 00 03 <text:s/>00 00 00 00 <text:s/>00 98 63 00 <text:s/>00 00 00 00 | ..........c.....</text:p>
      <text:p text:style-name="P1">0049:B3B0 | 00 00 00 00 <text:s/>00 00 00 98 <text:s/>63 00 00 00 <text:s/>00 00 00 00 | ........c.......</text:p>
      <text:p text:style-name="P1">0049:B3C0 | 00 00 00 00 <text:s/>00 98 63 00 <text:s/>00 00 00 00 <text:s/>00 00 00 00 | ......c.........</text:p>
      <text:p text:style-name="P1">0049:B3D0 | 00 00 00 98 <text:s/>63 00 00 00 <text:s/>00 00 00 00 <text:s/>00 00 00 98 | ....c...........</text:p>
      <text:p text:style-name="P1">0049:B3E0 | 63 00 00 00 <text:s/>00 00 00 00 <text:s/>00 00 00 00 <text:s/>00 98 63 00 | c.............c.</text:p>
      <text:p text:style-name="P1">0049:B3F0 | 00 00 00 00 <text:s/>00 00 00 00 <text:s/>00 00 00 98 <text:s/>63 00 00 00 | ............c...</text:p>
      <text:p text:style-name="P1">0049:B400 | 00 00 00 00 <text:s/>00 00 00 00 <text:s/>00 98 63 00 <text:s/>00 F4 01 00 | ..........c..ô..</text:p>
      <text:p text:style-name="P1">0049:B410 | 00 04 00 00 <text:s/>00 00 00 8C <text:s/>65 00 00 1D <text:s/>0F 7B 00 98 | ........e....{..</text:p>
      <text:p text:style-name="P1">0049:B420 | 63 00 00 00 <text:s/>00 00 00 00 <text:s/>00 00 00 98 <text:s/>63 00 00 00 | c...........c...</text:p>
      <text:p text:style-name="P1">0049:B430 | 00 00 00 00 <text:s/>00 00 00 A9 <text:s/>74 7B 00 00 <text:s/>00 00 00 00 | .......©t{......</text:p>
      <text:p text:style-name="P1">0049:B440 | 00 00 00 A9 <text:s/>74 7B 00 00 <text:s/>00 00 00 00 <text:s/>00 00 00 98 | ...©t{..........</text:p>
      <text:p text:style-name="P1">0049:B450 | 63 00 00 00 <text:s/>00 00 00 00 <text:s/>00 00 00 00 <text:s/>00 98 63 00 | c.............c.</text:p>
      <text:p text:style-name="P1">0049:B460 | 00 00 00 00 <text:s/>00 00 00 00 <text:s/>00 00 00 96 <text:s/>63 00 00 00 | ............c...</text:p>
      <text:p text:style-name="P1">0049:B470 | 00 00 00 00 <text:s/>00 00 00 8C <text:s/>65 00 00 00 <text:s/>00 00 00 00 | ........e.......</text:p>
      <text:p text:style-name="P1">0049:B480 | 00 00 00 00 <text:s/>00 A9 74 7B <text:s/>00 00 00 00 <text:s/>00 15 00 00 | .....©t{........</text:p>
      <text:p text:style-name="P1">0049:B490 | 00 00 00 00 <text:s/>00 <text:s text:c="35"/>| .....</text:p>
      <text:p text:style-name="P1"/>
      <text:p text:style-name="P1"><text:s text:c="28"/>29 00 47 <text:s/>41 52 4D 49 <text:s/>4E 20 44 45 | <text:s text:c="5"/>).GARMIN DE</text:p>
      <text:p text:style-name="P1">0049:B4A0 | 4D 01 00 DA <text:s/>07 0B 0F 0C <text:s/>08 3A 00 00 <text:s/>00 00 08 00 | M..Ú.....:......</text:p>
      <text:p text:style-name="P1">0049:B4B0 | 00 00 00 00 <text:s/>3C 00 67 75 <text:s/>7D 00 01 00 <text:s/>00 00 <text:s text:c="6"/>| ....&lt;.gu}.....</text:p>
      <text:p text:style-name="P1"/>
      <text:p text:style-name="P1"><text:s text:c="57"/><text:span text:style-name="T1">0C 00 |</text:span> <text:s text:c="14"/>..<text:tab/><text:tab/>// TRE3</text:p>
      <text:p text:style-name="P1">0049:B4C0 <text:span text:style-name="T1">| 00</text:span> <text:span text:style-name="T1">32 00 00</text:span> <text:s/><text:span text:style-name="T1">4C 00 00</text:span> <text:span text:style-name="T1">7F <text:s/>00 00</text:span> <text:s text:c="19"/>| .2..L.....</text:p>
      <text:p text:style-name="P1"><text:s text:c="44"/></text:p>
      <text:p text:style-name="P1"><text:s text:c="44"/><text:span text:style-name="T1">00 00 <text:s/>00</text:span> <text:span text:style-name="T1">00</text:span> <text:span text:style-name="T1">30 CB |</text:span> <text:s text:c="10"/>....0Ë<text:tab/><text:tab/>// TRE2</text:p>
      <text:p text:style-name="P1">0049:B4D0 <text:span text:style-name="T3">| 01</text:span> <text:span text:style-name="T1">D0 34 1C</text:span> <text:s/><text:span text:style-name="T1">B9 80</text:span> <text:span text:style-name="T1">71 00</text:span> <text:s/><text:span text:style-name="T1">02 00</text:span> <text:span text:style-name="T2">00 00 <text:s/>00</text:span> <text:span text:style-name="T2">00</text:span> <text:span text:style-name="T2">30 CB |</text:span> .Ð4.¹.q.......0Ë</text:p>
      <text:p text:style-name="P1">0049:B4E0 <text:span text:style-name="T2">| 01</text:span> <text:span text:style-name="T2">D0 34 1C</text:span> <text:s/><text:span text:style-name="T2">70 81</text:span> <text:span text:style-name="T2">E2 00</text:span> <text:s/><text:span text:style-name="T2">03 00</text:span> 00 00 <text:s/>00 00 34 CB | .Ð4.p.â.......4Ë</text:p>
      <text:p text:style-name="P1">0049:B4F0 | 01 D4 34 1C <text:s/>DF 82 C3 01 <text:s/>04 00 00 00 <text:s/>00 00 32 CB | .Ô4.ß.Ã.......2Ë</text:p>
      <text:p text:style-name="P1">0049:B500 | 01 D2 34 1C <text:s/>BD 85 85 03 <text:s/>05 00 00 00 <text:s/>00 00 A2 C7 | .Ò4.½.........¢Ç</text:p>
      <text:p text:style-name="P1">0049:B510 | 01 B2 31 1C <text:s/>E8 07 E8 03 <text:s/>00 00 00 00 <text:s/>31 CB 01 D2 | .²1.è.è.....1Ë.Ò</text:p>
      <text:p text:style-name="P1">0049:B520 | 34 1C 77 8B <text:s/>08 07 00 00 <text:s/>00 00 <text:s text:c="19"/>| 4.w.......</text:p>
      <text:p text:style-name="P1"/>
      <text:p text:style-name="P1"><text:s text:c="44"/><text:span text:style-name="T1">84 14 <text:s/>01 00</text:span> <text:span text:style-name="T1">03 15 |</text:span> <text:s text:c="10"/>......<text:tab/><text:tab/>// TRE1</text:p>
      <text:p text:style-name="P1">0049:B530 <text:span text:style-name="T1">| 01 00</text:span> <text:span text:style-name="T1">02 16 <text:s/>01 00</text:span> <text:span text:style-name="T1">01 17 <text:s/>01 00</text:span> <text:span text:style-name="T1">00 18 <text:s/>02 00</text:span> <text:s text:c="6"/>| ..............</text:p>
      <text:p text:style-name="P1"/>
      <text:p text:style-name="P1"><text:s text:c="57"/><text:span text:style-name="T3">06 03 |</text:span> <text:s text:c="14"/>..<text:tab/><text:tab/>// TRE8</text:p>
      <text:p text:style-name="P1">0049:B540 <text:span text:style-name="T3">| 13</text:span> <text:span text:style-name="T3">0D 03 01</text:span> <text:s text:c="39"/>| ....</text:p>
      <text:p text:style-name="P1"/>
      <text:p text:style-name="P1"><text:s text:c="25"/><text:span text:style-name="T3">00 00 00 00</text:span> <text:s/><text:span text:style-name="T3">D6 11 00 00</text:span> <text:s/><text:span text:style-name="T3">DF 23 00 00</text:span> | <text:s text:c="4"/>....Ö...ß#..<text:tab/><text:tab/>// TRE7</text:p>
      <text:p text:style-name="P1">0049:B550 | <text:span text:style-name="T3">38 38 00 00</text:span> <text:s/><text:span text:style-name="T3">49 3F 00 00</text:span> <text:s/><text:span text:style-name="T3">66 4A 00 00</text:span> <text:s text:c="13"/>| 88..I?..fJ..</text:p>
      <text:p text:style-name="P1"/>
      <text:p text:style-name="P1"><text:s text:c="51"/>0D 01 91 FE | <text:s text:c="12"/>...þ<text:tab/><text:tab/>// RGN offset_polyg2</text:p>
      <text:p text:style-name="P1">0049:B560 | 85 00 77 53 <text:s/>4D 31 F4 D3 <text:s/>14 8D 51 44 <text:s/>75 14 51 44 | ..wSM1ôÓ..QDu.QD</text:p>
      <text:p text:style-name="P1">0049:B570 | 75 14 51 45 <text:s/>10 F3 14 50 <text:s/>5A 23 A1 1A <text:s/>0D 28 85 C1 | u.QE.ó.PZ#¡..(.Á</text:p>
      <text:p text:style-name="P1">0049:B580 | 3E 92 C0 7F <text:s/>08 94 16 1C <text:s/>05 9A 69 A6 <text:s/>20 CB 2D 20 | &gt;.À.......i¦ Ë- </text:p>
      <text:p text:style-name="P1">~~~~~~~~~~~~~~~~~~~~~~~~~~~~~~~~~~~~~~~~~~~~~~~~~~~~~~~~~~~~~~~</text:p>
      <text:p text:style-name="P1">0049:FF70 | CF 01 4B F8 <text:s/>01 00 06 B3 <text:s/>08 06 D5 05 <text:s/>09 1D 85 23 | Ï.Kø...³..Õ....#</text:p>
      <text:p text:style-name="P1">0049:FF80 | CB 5B 11 00 <text:s/><text:span text:style-name="T1">E0 2B</text:span> <text:span text:style-name="T1">7B</text:span> <text:span text:style-name="T1">00 <text:s/>DA 3B 1C</text:span> <text:span text:style-name="T1">00 <text:s/>E7 D2 01</text:span> <text:span text:style-name="T1">00 |</text:span> Ë[..à+{.Ú;..çÒ..</text:p>
      <text:p text:style-name="P1">0049:FF90 <text:span text:style-name="T1">| A7 3A 1C</text:span> <text:span text:style-name="T1">00 <text:s/>39 D1 01</text:span> <text:span text:style-name="T1">ED <text:s/>6B 02 00</text:span> 06 <text:s/>B3 B6 07 D5 | §:..9Ñ.ík...³¶.Õ</text:p>
      <text:p text:style-name="P1">0049:FFA0 | 05 0D 07 11 <text:s/>90 A4 03 3C <text:s/>7E 11 00 E0 <text:s/>2B 7C 00 DA | .....¤.&lt;~..à+|.Ú</text:p>
      <text:p text:style-name="P1">0049:FFB0 | 3B 1C 00 96 <text:s/>D4 01 00 A7 <text:s/>3A 1C 00 E7 <text:s/>D2 01 89 A0 | ;...Ô..§:..çÒ.. </text:p>
      <text:p text:style-name="P1">0049:FFC0 | 02 00 <text:s text:c="45"/>| .. </text:p>
      <text:p text:style-name="P1"/>
      <text:p text:style-name="P1"><text:s text:c="18"/>F6 07 <text:s/>14 0C 08 20 <text:s/>C5 00 00 0C <text:s/>00 0C 00 0B | <text:s text:c="2"/>ö.... Å.......<text:tab/><text:tab/>// RGN offset2</text:p>
      <text:p text:style-name="P1">0049:FFD0 | 0C 54 00 0A <text:s/>30 B8 00 09 <text:s/>49 10 01 08 <text:s/>54 80 01 07 | .T..0¸..I...T...</text:p>
      <text:p text:style-name="P1">0049:FFE0 | 5B C0 01 06 <text:s/>5D 00 02 05 <text:s/>5E 00 03 00 <text:s/>00 00 06 06 | [À..]...^.......</text:p>
      <text:p text:style-name="P1">0049:FFF0 | 00 00 00 0E <text:s/>07 00 00 00 <text:s/>0E 07 00 00 <text:s/>00 09 36 00 | ..............6.</text:p>
      <text:p text:style-name="P1">004A:0000 | 00 00 09 D7 <text:s/>00 00 00 09 <text:s/>6C 00 00 00 <text:s/>09 AF 01 00 | ...×....l....¯..</text:p>
      <text:p text:style-name="P1">004A:0010 | 00 03 00 00 <text:s/>00 00 03 00 <text:s/>00 00 00 03 <text:s/>00 00 00 00 | ................</text:p>
      <text:p text:style-name="P1">004A:0020 | 03 00 00 00 <text:s/>00 03 00 00 <text:s/>00 00 03 00 <text:s/>00 00 00 03 | ................</text:p>
      <text:p text:style-name="P1">004A:0030 | 00 00 00 00 <text:s/>03 00 00 00 <text:s/>00 07 00 00 <text:s/>00 1D 00 00 | ................</text:p>
      <text:p text:style-name="P1">004A:0040 | 00 2E 00 00 <text:s/>00 3B 00 00 <text:s/>00 3E 00 00 <text:s/>00 4A 00 00 | .....;...&gt;...J..</text:p>
      <text:p text:style-name="P1">004A:0050 | 00 5D 00 00 <text:s/>00 96 00 00 <text:s/>00 98 00 00 <text:s/>00 D1 00 00 | .]...........Ñ..</text:p>
      <text:p text:style-name="P1">004A:0060 | 00 2B 01 00 <text:s/>00 2F 01 00 <text:s/>00 0E 00 00 <text:s/>00 12 00 00 | .+.../..........</text:p>
      <text:p text:style-name="P1">004A:0070 | 00 13 00 00 <text:s/>00 14 00 00 <text:s/>00 1A 00 00 <text:s/>00 1E 00 00 | ................</text:p>
      <text:p text:style-name="P1">004A:0080 | 00 24 00 00 <text:s/>00 29 00 00 <text:s/>00 2A 00 00 <text:s/>00 31 00 00 | .$...)...*...1..</text:p>
      <text:p text:style-name="P1">004A:0090 | 00 3F 00 00 <text:s/>00 40 00 00 <text:s/>00 54 00 00 <text:s/>00 56 00 00 | .?...@...T...V..</text:p>
      <text:p text:style-name="P1">004A:00A0 | 00 5B 00 00 <text:s/>00 5F 00 00 <text:s/>00 60 00 00 <text:s/>00 61 00 00 | .[..._...`...a..</text:p>
      <text:p text:style-name="P1">004A:00B0 | 00 63 00 00 <text:s/>00 64 00 00 <text:s/>00 65 00 00 <text:s/>00 6A 00 00 | .c...d...e...j..</text:p>
      <text:p text:style-name="P1">004A:00C0 | 00 7F 00 00 <text:s/>00 99 00 00 <text:s/>00 AC 00 00 <text:s/>00 BC 00 00 | .........¬...¼..</text:p>
      <text:p text:style-name="P1">004A:00D0 | 00 BD 00 00 <text:s/>00 C2 00 00 <text:s/>00 30 01 00 <text:s/>00 32 01 00 | .½...Â...0...2..</text:p>
      <text:p text:style-name="P1">004A:00E0 | 00 77 01 00 <text:s/>00 7A 01 00 <text:s/>00 84 01 00 <text:s/>00 A3 01 00 | .w...z.......£..</text:p>
      <text:p text:style-name="P1">004A:00F0 | 00 A5 01 00 <text:s/>00 A7 01 00 <text:s/>00 19 00 00 <text:s/>00 05 00 00 | .¥...§..........</text:p>
      <text:p text:style-name="P1">004A:0100 | 00 4F 00 00 <text:s/>00 59 00 00 <text:s/>00 0F 00 00 <text:s/>00 06 00 00 | .O...Y..........</text:p>
      <text:p text:style-name="P1">004A:0110 | 00 5E 00 00 <text:s/>00 10 00 00 <text:s/>00 25 00 00 <text:s/>00 28 00 00 | .^.......%...(..</text:p>
      <text:p text:style-name="P1">004A:0120 | 00 15 00 00 <text:s/>00 9A 00 00 <text:s/>00 9E 00 00 <text:s/>00 2F 00 00 | ............./..</text:p>
      <text:p text:style-name="P1">004A:0130 | 00 30 00 00 <text:s/>00 09 00 00 <text:s/>00 D3 00 00 <text:s/>00 0A 00 00 | .0.......Ó......</text:p>
      <text:p text:style-name="P1">004A:0140 | 00 0B 00 00 <text:s/>00 17 00 00 <text:s/>00 33 01 00 <text:s/>00 3D 01 00 | .........3...=..</text:p>
      <text:p text:style-name="P1">004A:0150 | 00 A4 01 00 <text:s/>00 04 00 00 <text:s/>00 18 00 00 <text:s/>00 08 00 00 | .¤..............</text:p>
      <text:p text:style-name="P1">004A:0160 | 00 1F 00 00 <text:s/>00 2D 00 00 <text:s/>00 4C 00 00 <text:s/>00 D2 00 00 | .....-...L...Ò..</text:p>
      <text:p text:style-name="P1">004A:0170 | 00 26 00 00 <text:s/>00 69 00 00 <text:s/>00 0C 00 00 <text:s/>00 32 00 00 | .&amp;...i.......2..</text:p>
      <text:p text:style-name="P1">004A:0180 | 00 34 00 00 <text:s/>00 03 00 00 <text:s/>00 AD 00 00 <text:s/>00 14 01 00 | .4.......­......</text:p>
      <text:p text:style-name="P1">004A:0190 | 00 45 00 00 <text:s/>00 23 00 00 <text:s/>00 57 00 00 <text:s/>00 2B 00 00 | .E...#...W...+..</text:p>
      <text:p text:style-name="P1">004A:01A0 | 00 8A 00 00 <text:s/>00 02 00 00 <text:s/>00 16 00 00 <text:s/>00 35 00 00 | .............5..</text:p>
      <text:p text:style-name="P1">004A:01B0 | 00 D8 00 00 <text:s/>00 01 00 00 <text:s/>00 6B 00 00 <text:s/>00 AE 01 00 | .Ø.......k...®..</text:p>
      <text:p text:style-name="P1">004A:01C0 | 00 <text:s text:c="48"/>| .</text:p>
      <text:p text:style-name="P1"><text:s text:c="15"/></text:p>
      <text:p text:style-name="P1"><text:s text:c="15"/>57 65 73 <text:s/>74 65 72 6E <text:s/>20 45 75 72 <text:s/>6F 70 65 61 | <text:s/>Western Europea<text:tab/><text:tab/>// lbl12_offset</text:p>
      <text:p text:style-name="P1">004A:01D0 | 6E 00 <text:s text:c="45"/>| n.</text:p>
      <text:p text:style-name="P1"/>
      <text:p text:style-name="P1"><text:s text:c="18"/>00 52 <text:s/>61 73 74 65 <text:s/>72 20 4D 61 <text:s/>70 00 47 41 | <text:s text:c="2"/>.Raster Map.GA<text:tab/><text:tab/>// lbl1_offset</text:p>
      <text:p text:style-name="P1">004A:01E0 | 52 4D 49 4E <text:s/>20 4C 54 44 <text:s/>2E 20 41 4E <text:s/>44 20 49 54 | RMIN LTD. AND IT</text:p>
      <text:p text:style-name="P1">004A:01F0 | 53 20 53 55 <text:s/>42 53 49 44 <text:s/>49 41 52 49 <text:s/>45 53 1F 32 | S SUBSIDIARIES.2</text:p>
      <text:p text:style-name="P1">004A:0200 | 30 31 30 00 <text:s/>45 64 69 74 <text:s/>6F 72 69 61 <text:s/>6C 20 41 6C | 010.Editorial Al</text:p>
      <text:p text:style-name="P1">~~~~~~~~~~~~~~~~~~~~~~~~~~~~~~~~~~~~~~~~~~~~~~~~~~~~~~~~~~~~~~~</text:p>
      <text:p text:style-name="P1">004A:1360 | 38 33 45 32 <text:s/>2C 35 36 34 <text:s/>37 37 37 2D <text:s/>32 4D 2E 4A | 83E2,564777-2M.J</text:p>
      <text:p text:style-name="P1">004A:1370 | 50 47 00 41 <text:s/>4C 45 32 35 <text:s/>5F 32 5F 4E <text:s/>33 39 2C 36 | PG.ALE25_2_N39,6</text:p>
      <text:p text:style-name="P1">004A:1380 | 36 30 32 30 <text:s/>37 45 32 2C <text:s/>35 38 33 32 <text:s/>35 34 2D 32 | 60207E2,583254-2</text:p>
      <text:p text:style-name="P1">004A:1390 | 4D 2E 4A 50 <text:s/>47 00 <text:s text:c="32"/>| M.JPG.</text:p>
      <text:p text:style-name="P1"/>
      <text:p text:style-name="P1"><text:s text:c="31"/>00 00 <text:s text:c="26"/>| <text:s text:c="6"/>..<text:tab/><text:tab/> <text:tab/>// lbl16_offset</text:p>
      <text:p text:style-name="P1"/>
      <text:p text:style-name="P1"><text:span text:style-name="T3"><text:s text:c="38"/>00 00 00 00</text:span> <text:s/><text:span text:style-name="T3">5B 08 01 00</text:span> | <text:s text:c="6"/>......[... // 4a1398</text:p>
      <text:p text:style-name="P1">004A:13A0 | <text:span text:style-name="T3">B5 EA 02 00</text:span> <text:s/>C3 AC 04 00 <text:s/>B2 95 06 00 <text:s/>6D 72 08 00 | µê..Ã¬..²...mr.. // offset of jpegs</text:p>
      <text:p text:style-name="P1">004A:13B0 | 38 38 0A 00 <text:s/>0D F8 0B 00 <text:s/>97 AB 0D 00 <text:s/>35 8E 0F 00 | 88...ø...«..5...</text:p>
      <text:p text:style-name="P1">004A:13C0 | 65 4A 11 00 <text:s/>BA A2 12 00 <text:s/>E7 86 13 00 <text:s/>F1 78 14 00 | eJ..º¢..ç...ñx..</text:p>
      <text:p text:style-name="P1">004A:13D0 | 5D 8E 15 00 <text:s/>D4 99 16 00 <text:s/>3E 7E 17 00 <text:s/>EC 84 18 00 | ]...Ô...&gt;~..ì...</text:p>
      <text:p text:style-name="P1">004A:13E0 | 4D 82 19 00 <text:s/>CA 6D 1A 00 <text:s/>C8 64 1B 00 <text:s/>61 F9 1C 00 | M...Êm..Èd..aù..</text:p>
      <text:p text:style-name="P1">004A:13F0 | EA 19 1E 00 <text:s/>3F 37 1F 00 <text:s/>22 41 20 00 <text:s/>9F 46 21 00 | ê...?7.."A ..F!.</text:p>
      <text:p text:style-name="P1">004A:1400 | 13 4D 22 00 <text:s/>22 46 23 00 <text:s/>48 38 24 00 <text:s/>76 2C 25 00 | .M"."F#.H8$.v,%.</text:p>
      <text:p text:style-name="P1">004A:1410 | 2C 26 26 00 <text:s/>F2 81 26 00 <text:s/>C5 50 27 00 <text:s/>01 66 28 00 | ,&amp;&amp;.ò.&amp;.ÅP'..f(.</text:p>
      <text:p text:style-name="P1">004A:1420 | E0 76 29 00 <text:s/>97 70 2A 00 <text:s/>81 76 2B 00 <text:s/>CA 84 2C 00 | àv)..p*..v+.Ê.,.</text:p>
      <text:p text:style-name="P1">004A:1430 | DC 90 2D 00 <text:s/>D9 A3 2E 00 <text:s/>4C B2 2F 00 <text:s/>98 C0 2F 00 | Ü.-.Ù£..L²/..À/.</text:p>
      <text:p text:style-name="P1">004A:1440 | B4 D8 2F 00 <text:s/>FB 81 30 00 <text:s/>7C 8F 31 00 <text:s/>17 76 32 00 | ´Ø/.û.0.|.1..v2.</text:p>
      <text:p text:style-name="P1">004A:1450 | 86 7B 33 00 <text:s/>79 7D 34 00 <text:s/>74 79 35 00 <text:s/>3E 71 36 00 | .{3.y}4.ty5.&gt;q6.</text:p>
      <text:p text:style-name="P1">004A:1460 | 00 7A 37 00 <text:s/>9E 27 39 00 <text:s/>CD DD 3A 00 <text:s/>FF CE 3C 00 | .z7..'9.ÍÝ:.ÿÎ&lt;.</text:p>
      <text:p text:style-name="P1">004A:1470 | 02 74 3E 00 <text:s/>40 D9 3E 00 <text:s/>D0 CC 3F 00 <text:s/>89 C9 40 00 | .t&gt;.@Ù&gt;.ÐÌ?..É@.</text:p>
      <text:p text:style-name="P1">004A:1480 | 57 CB 41 00 <text:s/>95 BA 42 00 <text:s/>CB 60 43 00 <text:s/>7C 54 44 00 | WËA..ºB.Ë`C.|TD.</text:p>
      <text:p text:style-name="P1">004A:1490 | 82 5E 45 00 <text:s/>A9 60 46 00 <text:s/>08 57 47 00 <text:s/>4D EC 47 00 | .^E.©`F..WG.MìG.</text:p>
      <text:p text:style-name="P1">004A:14A0 | F5 E1 48 00 <text:s/>19 CF 49 00 <text:s/>62 DA 4A 00 <text:s/>03 C4 4B 00 | õáH..ÏI.bÚJ..ÄK.</text:p>
      <text:p text:style-name="P1">004A:14B0 | 11 63 4C 00 <text:s/>56 67 4D 00 <text:s/>67 6F 4E 00 <text:s/>7A 74 4F 00 | .cL.VgM.goN.ztO.</text:p>
      <text:p text:style-name="P1">004A:14C0 | 71 B6 50 00 <text:s/>54 7E 51 00 <text:s/>81 9C 51 00 <text:s/>8F B9 51 00 | q¶P.T~Q...Q..¹Q.</text:p>
      <text:p text:style-name="P1">004A:14D0 | A2 DF 51 00 <text:s/>04 55 52 00 <text:s/>92 5E 53 00 <text:s/>28 66 54 00 | ¢ßQ..UR..^S.(fT.</text:p>
      <text:p text:style-name="P1">004A:14E0 | 51 56 55 00 <text:s/>BF 62 56 00 <text:s/>5E 51 57 00 <text:s/>25 42 58 00 | QVU.¿bV.^QW.%BX.</text:p>
      <text:p text:style-name="P1">004A:14F0 | 6C 47 59 00 <text:s/>47 3B 5A 00 <text:s/>AB 2B 5B 00 <text:s/>59 25 5C 00 | lGY.G;Z.«+[.Y%\.</text:p>
      <text:p text:style-name="P1">004A:1500 | 42 CA 5C 00 <text:s/>8B D3 5C 00 <text:s/>D0 E7 5C 00 <text:s/>20 03 5D 00 | BÊ\..Ó\.Ðç\. .].</text:p>
      <text:p text:style-name="P1">004A:1510 | 92 1D 5D 00 <text:s/>E6 99 5D 00 <text:s/>FC 95 5E 00 <text:s/>72 97 5F 00 | ..].æ.].ü.^.r._.</text:p>
      <text:p text:style-name="P1">004A:1520 | 04 B3 60 00 <text:s/>47 C6 61 00 <text:s/>B4 CE 62 00 <text:s/>63 D9 63 00 | .³`.GÆa.´Îb.cÙc.</text:p>
      <text:p text:style-name="P1">004A:1530 | 64 DD 64 00 <text:s/>FA D7 65 00 <text:s/>4B CE 66 00 <text:s/>23 81 67 00 | dÝd.ú×e.KÎf.#.g.</text:p>
      <text:p text:style-name="P1">004A:1540 | 1A 8A 67 00 <text:s/>91 9C 67 00 <text:s/>0E AF 67 00 <text:s/>D0 C5 67 00 | ..g...g..¯g.ÐÅg.</text:p>
      <text:p text:style-name="P1">004A:1550 | 2E E3 67 00 <text:s/>C5 19 68 00 <text:s/>1B A9 68 00 <text:s/>81 B9 69 00 | .ãg.Å.h..©h..¹i.</text:p>
      <text:p text:style-name="P1">004A:1560 | 32 D3 6A 00 <text:s/>8C ED 6B 00 <text:s/>CD F5 6C 00 <text:s/>BD FE 6D 00 | 2Ój..ík.Íõl.½þm.</text:p>
      <text:p text:style-name="P1">004A:1570 | 42 F2 6E 00 <text:s/>FF 1C 6F 00 <text:s/>ED 77 70 00 <text:s/>11 50 72 00 | Bòn.ÿ.o.íwp..Pr.</text:p>
      <text:p text:style-name="P1">004A:1580 | 5C 0A 74 00 <text:s/>A7 02 76 00 <text:s/>94 6E 78 00 <text:s text:c="13"/>| \.t.§.v..nx.ÿØ</text:p>
      <text:p text:style-name="P1"><text:s text:c="57"/></text:p>
      <text:p text:style-name="P1"><text:s text:c="51"/>FF D8 FF E0 | <text:s text:c="14"/>ÿà // 1st JPEG lbl29_offset</text:p>
      <text:p text:style-name="P1">004A:1590 | 00 10 4A 46 <text:s/>49 46 00 01 <text:s/>01 00 00 01 <text:s/>00 01 00 00 | ..JFIF..........</text:p>
      <text:p text:style-name="P1">004A:15A0 | FF DB 00 43 <text:s/>00 01 01 01 <text:s/>01 01 01 01 <text:s/>01 01 01 01 | ÿÛ.C............</text:p>
      <text:p text:style-name="P1">004A:15B0 | 01 01 01 01 <text:s/>01 01 01 01 <text:s/>01 01 01 01 <text:s/>01 01 01 01 | 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roid Sans Fallback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10T15:32:52</dc:date>
    <meta:generator>LibreOffice/3.5$Linux_X86_64 LibreOffice_project/350m1$Build-413</meta:generator>
    <meta:editing-duration>PT2H52M</meta:editing-duration>
    <meta:editing-cycles>5</meta:editing-cycles>
    <meta:document-statistic meta:table-count="0" meta:image-count="0" meta:object-count="0" meta:page-count="1" meta:paragraph-count="190" meta:word-count="3519" meta:character-count="15281" meta:non-whitespace-character-count="10209"/>
  </office:meta>
</office:document-meta>
</file>